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9ac4" officeooo:paragraph-rsid="00159ac4"/>
    </style:style>
    <style:style style:name="P2" style:family="paragraph" style:parent-style-name="Standard" style:list-style-name="L1">
      <style:text-properties officeooo:rsid="00159ac4" officeooo:paragraph-rsid="00159ac4"/>
    </style:style>
    <style:style style:name="P3" style:family="paragraph" style:parent-style-name="Standard">
      <style:text-properties officeooo:rsid="00159ac4" officeooo:paragraph-rsid="0015e1b9"/>
    </style:style>
    <style:style style:name="P4" style:family="paragraph" style:parent-style-name="Standard" style:list-style-name="L1">
      <style:text-properties officeooo:rsid="0015e1b9" officeooo:paragraph-rsid="0015e1b9"/>
    </style:style>
    <style:style style:name="P5" style:family="paragraph" style:parent-style-name="Standard" style:list-style-name="L1">
      <style:text-properties officeooo:rsid="0015e1b9" officeooo:paragraph-rsid="00189195"/>
    </style:style>
    <style:style style:name="P6" style:family="paragraph" style:parent-style-name="Standard" style:list-style-name="L1">
      <style:text-properties officeooo:rsid="00164ac3" officeooo:paragraph-rsid="00164ac3"/>
    </style:style>
    <style:style style:name="P7" style:family="paragraph" style:parent-style-name="Standard" style:list-style-name="L1">
      <style:text-properties officeooo:rsid="00159ac4" officeooo:paragraph-rsid="00159ac4" fo:background-color="#b4c7dc"/>
    </style:style>
    <style:style style:name="P8" style:family="paragraph" style:parent-style-name="Standard" style:list-style-name="L1">
      <style:text-properties officeooo:rsid="0015e1b9" officeooo:paragraph-rsid="0015e1b9" fo:background-color="#b4c7dc"/>
    </style:style>
    <style:style style:name="P9" style:family="paragraph" style:parent-style-name="Standard" style:list-style-name="L1">
      <style:text-properties officeooo:rsid="00164ac3" officeooo:paragraph-rsid="00164ac3" fo:background-color="#b4c7dc"/>
    </style:style>
    <style:style style:name="T1" style:family="text">
      <style:text-properties officeooo:rsid="00164ac3"/>
    </style:style>
    <style:style style:name="T2" style:family="text">
      <style:text-properties fo:background-color="#b4c7dc" loext:char-shading-value="0"/>
    </style:style>
    <style:style style:name="T3" style:family="text">
      <style:text-properties officeooo:rsid="00164ac3" fo:background-color="#b4c7dc" loext:char-shading-value="0"/>
    </style:style>
    <style:style style:name="T4" style:family="text">
      <style:text-properties officeooo:rsid="00164ac3" fo:background-color="#b4c7dc" loext:char-shading-value="0"/>
    </style:style>
    <style:style style:name="T5" style:family="text">
      <style:text-properties fo:background-color="#b4c7dc" loext:char-shading-value="0"/>
    </style:style>
    <style:style style:name="T6" style:family="text">
      <style:text-properties officeooo:rsid="00189195" fo:background-color="#b4c7dc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201084263" text:style-name="L1">
        <text:list-item>
          <text:p text:style-name="P7">m001</text:p>
          <text:list>
            <text:list-item>
              <text:p text:style-name="P2">hovedtavle</text:p>
              <text:list>
                <text:list-item>
                  <text:p text:style-name="P7">m002</text:p>
                  <text:list>
                    <text:list-item>
                      <text:p text:style-name="P2">m121, sidder i tekøkkentavle og måler vævertavle</text:p>
                      <text:list>
                        <text:list-item>
                          <text:p text:style-name="P2">vævertavle, dækker musiklokaler m.m.</text:p>
                        </text:list-item>
                      </text:list>
                    </text:list-item>
                  </text:list>
                </text:list-item>
                <text:list-item>
                  <text:p text:style-name="P7">m003</text:p>
                  <text:list>
                    <text:list-item>
                      <text:p text:style-name="P2">køkkentavle</text:p>
                    </text:list-item>
                    <text:list-item>
                      <text:p text:style-name="P2">kantinetavle</text:p>
                    </text:list-item>
                    <text:list-item>
                      <text:p text:style-name="P2">mXXX, </text:p>
                      <text:list>
                        <text:list-item>
                          <text:p text:style-name="P2">planlagt belysningstavle</text:p>
                        </text:list-item>
                      </text:list>
                    </text:list-item>
                  </text:list>
                </text:list-item>
                <text:list-item>
                  <text:p text:style-name="P7">m004</text:p>
                  <text:list>
                    <text:list-item>
                      <text:p text:style-name="P2">varmerum 1 ventilationstavle</text:p>
                    </text:list-item>
                    <text:list-item>
                      <text:p text:style-name="P7">m061</text:p>
                      <text:list>
                        <text:list-item>
                          <text:p text:style-name="P2">kompressor</text:p>
                        </text:list-item>
                      </text:list>
                    </text:list-item>
                    <text:list-item>
                      <text:p text:style-name="P7">m062</text:p>
                      <text:list>
                        <text:list-item>
                          <text:p text:style-name="P2">køletørrer</text:p>
                        </text:list-item>
                      </text:list>
                    </text:list-item>
                    <text:list-item>
                      <text:p text:style-name="P7">m063</text:p>
                      <text:list>
                        <text:list-item>
                          <text:p text:style-name="P2">trykforøger</text:p>
                        </text:list-item>
                      </text:list>
                    </text:list-item>
                  </text:list>
                </text:list-item>
                <text:list-item>
                  <text:p text:style-name="P7">m005</text:p>
                  <text:list>
                    <text:list-item>
                      <text:p text:style-name="P2">varmerum 2</text:p>
                      <text:list>
                        <text:list-item>
                          <text:p text:style-name="P7">m111</text:p>
                          <text:list>
                            <text:list-item>
                              <text:p text:style-name="P2">undertavle til bar</text:p>
                            </text:list-item>
                          </text:list>
                        </text:list-item>
                        <text:list-item>
                          <text:p text:style-name="P7">m112</text:p>
                          <text:list>
                            <text:list-item>
                              <text:p text:style-name="P2">planlagt undertavle til belysning</text:p>
                            </text:list-item>
                          </text:list>
                        </text:list-item>
                        <text:list-item>
                          <text:p text:style-name="P7">mXXX</text:p>
                          <text:list>
                            <text:list-item>
                              <text:p text:style-name="P2">ventilationsanlæg A4</text:p>
                            </text:list-item>
                          </text:list>
                        </text:list-item>
                        <text:list-item>
                          <text:p text:style-name="P7">mXXX</text:p>
                          <text:list>
                            <text:list-item>
                              <text:p text:style-name="P2">ventilationsanlæg A5</text:p>
                            </text:list-item>
                          </text:list>
                        </text:list-item>
                        <text:list-item>
                          <text:p text:style-name="P7">mXXX</text:p>
                          <text:list>
                            <text:list-item>
                              <text:p text:style-name="P2">ventilationsanlæg A6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m006</text:p>
                  <text:list>
                    <text:list-item>
                      <text:p text:style-name="P4">opvaskemaskine i køkken</text:p>
                    </text:list-item>
                  </text:list>
                </text:list-item>
                <text:list-item>
                  <text:p text:style-name="P8">m007</text:p>
                  <text:list>
                    <text:list-item>
                      <text:p text:style-name="P4">komfur i køkken</text:p>
                    </text:list-item>
                  </text:list>
                </text:list-item>
                <text:list-item>
                  <text:p text:style-name="P8">m008</text:p>
                  <text:list>
                    <text:list-item>
                      <text:p text:style-name="P4">OSAA</text:p>
                    </text:list-item>
                  </text:list>
                </text:list-item>
                <text:list-item>
                  <text:p text:style-name="P8">m009</text:p>
                  <text:list>
                    <text:list-item>
                      <text:p text:style-name="P4">FO/SR kontor</text:p>
                    </text:list-item>
                  </text:list>
                </text:list-item>
                <text:list-item>
                  <text:p text:style-name="P8">m010</text:p>
                  <text:list>
                    <text:list-item>
                      <text:p text:style-name="P4">bokseklub</text:p>
                    </text:list-item>
                  </text:list>
                </text:list-item>
                <text:list-item>
                  <text:p text:style-name="P8">m011</text:p>
                  <text:list>
                    <text:list-item>
                      <text:p text:style-name="P4">kldgang under indg. nord</text:p>
                    </text:list-item>
                    <text:list-item>
                      <text:p text:style-name="P4">fordelertavle i varmerum 3</text:p>
                      <text:list>
                        <text:list-item>
                          <text:p text:style-name="P8">m<text:span text:style-name="T1">171</text:span></text:p>
                          <text:list>
                            <text:list-item>
                              <text:p text:style-name="P6">vent 1</text:p>
                            </text:list-item>
                          </text:list>
                        </text:list-item>
                        <text:list-item>
                          <text:p text:style-name="P9">m172</text:p>
                          <text:list>
                            <text:list-item>
                              <text:p text:style-name="P6">vent 2</text:p>
                            </text:list-item>
                          </text:list>
                        </text:list-item>
                        <text:list-item>
                          <text:p text:style-name="P9">m173</text:p>
                          <text:list>
                            <text:list-item>
                              <text:p text:style-name="P6"><text:soft-page-break/>grptavle1</text:p>
                            </text:list-item>
                          </text:list>
                        </text:list-item>
                        <text:list-item>
                          <text:p text:style-name="P9">m174</text:p>
                          <text:list>
                            <text:list-item>
                              <text:p text:style-name="P6">keramikov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m012</text:p>
                  <text:list>
                    <text:list-item>
                      <text:p text:style-name="P4">køkkendepottavle</text:p>
                      <text:list>
                        <text:list-item>
                          <text:p text:style-name="P4"><text:span text:style-name="T5">m0</text:span><text:span text:style-name="T4">31</text:span>, styrestrøm til køl</text:p>
                        </text:list-item>
                        <text:list-item>
                          <text:p text:style-name="P5"><text:span text:style-name="T5">m0</text:span><text:span text:style-name="T4">3</text:span><text:span text:style-name="T6">2</text:span>, kompressor til køl1, kølerum</text:p>
                        </text:list-item>
                        <text:list-item>
                          <text:p text:style-name="P5"><text:span text:style-name="T5">m0</text:span><text:span text:style-name="T4">3</text:span><text:span text:style-name="T6">3</text:span>, kompressor til køl2, fryserum</text:p>
                        </text:list-item>
                        <text:list-item>
                          <text:p text:style-name="P5"><text:span text:style-name="T5">m0</text:span><text:span text:style-name="T4">3</text:span><text:span text:style-name="T6">4</text:span>, kompressor til køl3, køledisk 3A og 3B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6:44:22.188747470</meta:creation-date>
    <dc:date>2023-01-18T17:08:46.251166451</dc:date>
    <meta:editing-duration>PT18M5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166" meta:character-count="778" meta:non-whitespace-character-count="724"/>
  </office:meta>
</office:document-meta>
</file>